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3be" officeooo:paragraph-rsid="000753be"/>
    </style:style>
    <style:style style:name="P2" style:family="paragraph" style:parent-style-name="Standard">
      <style:paragraph-properties fo:text-align="start" style:justify-single-word="false"/>
      <style:text-properties officeooo:rsid="000753be" officeooo:paragraph-rsid="000753be"/>
    </style:style>
    <style:style style:name="P3" style:family="paragraph" style:parent-style-name="Standard">
      <style:paragraph-properties fo:text-align="start" style:justify-single-word="false"/>
      <style:text-properties officeooo:rsid="0008edd8" officeooo:paragraph-rsid="0008edd8"/>
    </style:style>
    <style:style style:name="P4" style:family="paragraph" style:parent-style-name="Standard">
      <style:paragraph-properties fo:text-align="start" style:justify-single-word="false"/>
      <style:text-properties fo:font-size="16pt" officeooo:rsid="000753be" officeooo:paragraph-rsid="000753b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8edd8" officeooo:paragraph-rsid="0008edd8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9a710" officeooo:paragraph-rsid="0009a710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753be" officeooo:paragraph-rsid="000753be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officeooo:rsid="0009a710" officeooo:paragraph-rsid="0008edd8"/>
    </style:style>
    <style:style style:name="P9" style:family="paragraph" style:parent-style-name="Standard">
      <style:paragraph-properties fo:text-align="start" style:justify-single-word="false"/>
      <style:text-properties officeooo:rsid="0009a710" officeooo:paragraph-rsid="0009a710"/>
    </style:style>
    <style:style style:name="P10" style:family="paragraph" style:parent-style-name="Standard">
      <style:paragraph-properties fo:text-align="start" style:justify-single-word="false"/>
      <style:text-properties fo:font-size="12pt" officeooo:rsid="0009a710" officeooo:paragraph-rsid="0009a710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b2ef" style:font-style-asian="italic" style:font-style-complex="italic"/>
    </style:style>
    <style:style style:name="T3" style:family="text">
      <style:text-properties fo:font-style="italic" officeooo:rsid="000a58b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9a710" style:font-style-asian="normal" style:font-style-complex="normal"/>
    </style:style>
    <style:style style:name="T6" style:family="text">
      <style:text-properties fo:font-style="normal" officeooo:rsid="000a58b3" style:font-style-asian="normal" style:font-style-complex="normal"/>
    </style:style>
    <style:style style:name="T7" style:family="text">
      <style:text-properties fo:font-style="normal" officeooo:rsid="000ab2ef" style:font-style-asian="normal" style:font-style-complex="normal"/>
    </style:style>
    <style:style style:name="T8" style:family="text">
      <style:text-properties fo:font-style="normal" officeooo:rsid="000b4dcf" style:font-style-asian="normal" style:font-style-complex="normal"/>
    </style:style>
    <style:style style:name="T9" style:family="text">
      <style:text-properties fo:font-style="normal" officeooo:rsid="000c3e3b" style:font-style-asian="normal" style:font-style-complex="normal"/>
    </style:style>
    <style:style style:name="T10" style:family="text">
      <style:text-properties fo:font-style="normal" officeooo:rsid="000d8210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09a71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d’Intelligence Artificielle</text:p>
      <text:p text:style-name="P1"/>
      <text:p text:style-name="P7">Résolution d’un kakuro par l’implémentation d’un CSP</text:p>
      <text:p text:style-name="P2"/>
      <text:p text:style-name="P2"/>
      <text:p text:style-name="P4">1<text:span text:style-name="T12">) </text:span>Compilation et exécution du solveur</text:p>
      <text:p text:style-name="P2"/>
      <text:p text:style-name="P2"><text:tab/><text:span text:style-name="T13">Utilisation du </text:span><text:span text:style-name="T14">programme </text:span><text:span text:style-name="T15">makefile</text:span><text:span text:style-name="T14"> pour la compilation.</text:span></text:p>
      <text:p text:style-name="P2"><text:span text:style-name="T4"><text:tab/><text:tab/>- </text:span><text:span text:style-name="T11">make </text:span><text:span text:style-name="T4">: compilation complète du projet.</text:span></text:p>
      <text:p text:style-name="P2"><text:span text:style-name="T4"><text:tab/><text:tab/>- </text:span><text:span text:style-name="T11">make clean</text:span><text:span text:style-name="T4"> : suppression des fichiers .o ainsi que l’exécutable du projet.</text:span></text:p>
      <text:p text:style-name="P2"><text:span text:style-name="T4"/></text:p>
      <text:p text:style-name="P2"><text:span text:style-name="T4"><text:tab/></text:span><text:span text:style-name="T14">Exécution du programme en ligne de commande.</text:span></text:p>
      <text:p text:style-name="P2"><text:span text:style-name="T4"><text:tab/><text:tab/>- </text:span><text:span text:style-name="T11">./main &lt;grille_de_jeu&gt;</text:span><text:span text:style-name="T4"> où &lt;grille_de_jeu&gt; est un fichier présent dans le dossier </text:span><text:span text:style-name="T1">input</text:span><text:span text:style-name="T4">.</text:span></text:p>
      <text:p text:style-name="P2"><text:span text:style-name="T4"/></text:p>
      <text:p text:style-name="P6"><text:span text:style-name="T4">2) Présentation des fichiers</text:span></text:p>
      <text:p text:style-name="P2"><text:span text:style-name="T4"/></text:p>
      <text:p text:style-name="P9"><text:span text:style-name="T4">Les fichiers de code sont présents dans le dossier </text:span><text:span text:style-name="T1">src</text:span><text:span text:style-name="T4">.</text:span></text:p>
      <text:p text:style-name="P9"><text:span text:style-name="T4"><text:tab/>- </text:span></text:p>
      <text:p text:style-name="P2"/>
      <text:p text:style-name="P5"><text:span text:style-name="T5">3) </text:span><text:span text:style-name="T4">Déroulement du programme</text:span></text:p>
      <text:p text:style-name="P3"><text:span text:style-name="T4"/></text:p>
      <text:p text:style-name="P3"><text:span text:style-name="T4"><text:tab/>- {main} <text:s text:c="8"/>→ vérification de l’usage de l’exécutable</text:span></text:p>
      <text:p text:style-name="P3"><text:span text:style-name="T4"><text:tab/>- {parseur} <text:s text:c="4"/>→ lecture du fichier d’entrée</text:span></text:p>
      <text:p text:style-name="P3"><text:span text:style-name="T4"><text:tab/>- {parseur} <text:s text:c="4"/>→ création de la grille de jeu à partir du code fourni</text:span></text:p>
      <text:p text:style-name="P3"><text:span text:style-name="T4"><text:tab/>- {parseur} <text:s text:c="4"/>→ initialisation du CSP</text:span></text:p>
      <text:p text:style-name="P3"><text:span text:style-name="T4"><text:tab/>- {backtrack} → résolution du CSP</text:span></text:p>
      <text:p text:style-name="P3"><text:span text:style-name="T4"><text:tab/>- {main} <text:s text:c="8"/>→ affichage des statistiques, à savoir le nombre de tests de contrainte, le nombre de nœuds de l’arbre de recherche ainsi que le temps d’exécution.</text:span></text:p>
      <text:p text:style-name="P3"><text:span text:style-name="T4"><text:tab/>- {main} <text:s text:c="8"/>→ nettoyage de la mémoire dynamique</text:span></text:p>
      <text:p text:style-name="P8"><text:span text:style-name="T4"/></text:p>
      <text:p text:style-name="P6"><text:span text:style-name="T4">4) Structures de données utilisées</text:span></text:p>
      <text:p text:style-name="P10"><text:span text:style-name="T4"/></text:p>
      <text:p text:style-name="P10"><text:span text:style-name="T4"><text:tab/>Utilisation de la structure fournie pour la grille de jeu.</text:span></text:p>
      <text:p text:style-name="P10"><text:span text:style-name="T4"/></text:p>
      <text:p text:style-name="P10"><text:span text:style-name="T4"><text:tab/>Concernant le CSP, j’utilise trois structures, deux relatives aux contraintes, une permettant de gérer les variables.</text:span></text:p>
      <text:p text:style-name="P10"><text:span text:style-name="T4"><text:tab/>Les structures de contraintes sont équivalentes, à l’exception d’une variable près. J’ai choisi de les séparer afin d’économiser une opération de test supplémentaire : on pourrait en effet utiliser une énumération </text:span><text:span text:style-name="T1">type</text:span><text:span text:style-name="T4"> par exemple afin de distinguer les deux au sein d’une même structure </text:span><text:span text:style-name="T6">comme ci-dessous :</text:span></text:p>
      <text:p text:style-name="P10"><text:span text:style-name="T6"><text:tab/>struct </text:span><text:span text:style-name="T2">s_</text:span><text:span text:style-name="T3">contrainte</text:span></text:p>
      <text:p text:style-name="P10"><text:span text:style-name="T6"><text:tab/>{</text:span></text:p>
      <text:p text:style-name="P10"><text:span text:style-name="T6"><text:tab/><text:tab/>enum e_type type_contrainte;</text:span></text:p>
      <text:p text:style-name="P10"><text:span text:style-name="T6"><text:tab/><text:tab/>int somme;</text:span></text:p>
      <text:p text:style-name="P10"><text:span text:style-name="T6"><text:tab/><text:tab/>int arite;</text:span></text:p>
      <text:p text:style-name="P10"><text:span text:style-name="T6"><text:tab/><text:tab/>int* portee;</text:span></text:p>
      <text:p text:style-name="P10"><text:span text:style-name="T6"><text:tab/>};</text:span></text:p>
      <text:p text:style-name="P10"><text:soft-page-break/><text:span text:style-name="T6"><text:tab/>V</text:span><text:span text:style-name="T7">ous noterez l’utilisation d’un pointeur d’entiers </text:span><text:span text:style-name="T2">portee </text:span><text:span text:style-name="T7">contenant les numéros des variables sur lesquelles portent ladite contrainte. Celui-ci aurait pu être remplacé par un pointeur de structures </text:span><text:span text:style-name="T2">s_variable</text:span><text:span text:style-name="T7"> directement, ce qui n’a pas été fait dans un souci de facilité d’implémentation.</text:span></text:p>
      <text:p text:style-name="P10"><text:span text:style-name="T7"><text:tab/></text:span><text:span text:style-name="T8">Cette implémentation permet de conserver une complexité </text:span><text:span text:style-name="T9">en </text:span><text:span text:style-name="T10">temps</text:span><text:span text:style-name="T9"> </text:span><text:span text:style-name="T8">O(1). En effet la contrainte de différence impose que la longueur d’un mot soit comprise entre 1 et 9. </text:span><text:span text:style-name="T9">Donc le nombre total de contraintes dans lequel apparaît une variable est borné :</text:span></text:p>
      <text:p text:style-name="P10"><text:span text:style-name="T9"><text:tab/>- </text:span><text:span text:style-name="T10">8 contraintes de somme horizontale</text:span></text:p>
      <text:p text:style-name="P10"><text:span text:style-name="T10"><text:tab/>- 8 contraintes de somme verticale</text:span></text:p>
      <text:p text:style-name="P10"><text:span text:style-name="T10">- 16 contraintes de différence</text:span></text:p>
      <text:p text:style-name="P10"><text:span text:style-name="T10"><text:tab/>J’ai choisi la facilité en ce qui concerne l’allocation des contraintes : j’alloue une bonne fois pour toutes </text:span></text:p>
      <text:p text:style-name="P10"><text:span text:style-name="T7"/></text:p>
      <text:p text:style-name="P10"><text:span text:style-name="T7"><text:tab/></text:span><text:span text:style-name="T8">La structure modélisant une variable du CSP comprend :</text:span></text:p>
      <text:p text:style-name="P10"><text:span text:style-name="T8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9:04:02.572204791</meta:creation-date>
    <dc:date>2018-05-20T23:19:43.778496799</dc:date>
    <meta:editing-duration>PT3H32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76" meta:character-count="2438" meta:non-whitespace-character-count="2023"/>
  </office:meta>
</office:document-meta>
</file>